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40pt" style:font-size-asian="40pt" style:font-size-complex="40pt"/>
    </style:style>
    <style:style style:name="P3" style:family="paragraph">
      <style:text-properties style:font-name="Liberation Mono" fo:font-size="30pt" style:font-size-asian="30pt" style:font-size-complex="30pt"/>
    </style:style>
    <style:style style:name="P4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Iframe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 text:style-name="P2"><text:span text:style-name="T1">Uso del Iframe</text:span>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Incrustar otro </text:span><text:span text:style-name="T2">documento dentro </text:span><text:span text:style-name="T2">del documento </text:span><text:span text:style-name="T2">HTML actual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 text:style-name="P3"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21:35:59.384133080</meta:creation-date>
    <meta:editing-duration>PT14M11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6-02T22:00:20.629075570</dc:date>
    <meta:document-statistic meta:object-count="69"/>
  </office:meta>
</office:document-meta>
</file>